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0eb64f"/>
    </style:style>
    <style:style style:name="P2" style:family="paragraph" style:parent-style-name="Standard" style:list-style-name="L1">
      <style:text-properties officeooo:paragraph-rsid="000e1d8f"/>
    </style:style>
    <style:style style:name="P3" style:family="paragraph" style:parent-style-name="Standard" style:list-style-name="L1">
      <style:text-properties officeooo:paragraph-rsid="001a6847"/>
    </style:style>
    <style:style style:name="P4" style:family="paragraph" style:parent-style-name="Standard" style:list-style-name="L1">
      <style:text-properties officeooo:rsid="000e1d8f" officeooo:paragraph-rsid="000e1d8f"/>
    </style:style>
    <style:style style:name="P5" style:family="paragraph" style:parent-style-name="Standard" style:list-style-name="L1">
      <style:text-properties officeooo:rsid="001282f9" officeooo:paragraph-rsid="001282f9"/>
    </style:style>
    <style:style style:name="P6" style:family="paragraph" style:parent-style-name="Standard" style:list-style-name="L1">
      <style:text-properties officeooo:rsid="001706ea" officeooo:paragraph-rsid="001706ea"/>
    </style:style>
    <style:style style:name="P7" style:family="paragraph" style:parent-style-name="Text_20_body" style:list-style-name="L1">
      <style:text-properties officeooo:paragraph-rsid="0013e031"/>
    </style:style>
    <style:style style:name="P8" style:family="paragraph" style:parent-style-name="Text_20_body" style:list-style-name="L1">
      <style:text-properties officeooo:paragraph-rsid="001a6847"/>
    </style:style>
    <style:style style:name="P9" style:family="paragraph" style:parent-style-name="Text_20_body" style:list-style-name="L1">
      <style:text-properties officeooo:rsid="00160829" officeooo:paragraph-rsid="00160829"/>
    </style:style>
    <style:style style:name="T1" style:family="text">
      <style:text-properties officeooo:rsid="000a820c"/>
    </style:style>
    <style:style style:name="T2" style:family="text">
      <style:text-properties officeooo:rsid="000c605c"/>
    </style:style>
    <style:style style:name="T3" style:family="text">
      <style:text-properties officeooo:rsid="000e1d8f"/>
    </style:style>
    <style:style style:name="T4" style:family="text">
      <style:text-properties officeooo:rsid="00109f12"/>
    </style:style>
    <style:style style:name="T5" style:family="text">
      <style:text-properties officeooo:rsid="001282f9"/>
    </style:style>
    <style:style style:name="T6" style:family="text">
      <style:text-properties officeooo:rsid="0013e031"/>
    </style:style>
    <style:style style:name="T7" style:family="text">
      <style:text-properties officeooo:rsid="001457fa"/>
    </style:style>
    <style:style style:name="T8" style:family="text">
      <style:text-properties officeooo:rsid="001706ea"/>
    </style:style>
    <style:style style:name="T9" style:family="text">
      <style:text-properties officeooo:rsid="00185db6"/>
    </style:style>
    <style:style style:name="T10" style:family="text">
      <style:text-properties officeooo:rsid="001a68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63733" text:style-name="L1">
        <text:list-item>
          <text:p text:style-name="P1"><text:span text:style-name="T2">Entry </text:span><text:span text:style-name="T1">Hallway </text:span><text:span text:style-name="T4">2x2</text:span></text:p>
          <text:list>
            <text:list-item>
              <text:p text:style-name="P1"><text:span text:style-name="T1">The entryway is covered in </text:span><text:span text:style-name="T2">the </text:span><text:span text:style-name="T1">dusty footp</text:span><text:span text:style-name="T2">rints </text:span><text:span text:style-name="T3">of many who've passed today </text:span><text:span text:style-name="T2">as is the floor beyond. </text:span></text:p>
            </text:list-item>
            <text:list-item>
              <text:p text:style-name="P1"><text:span text:style-name="T3">C</text:span><text:span text:style-name="T1">hoking dust waft</text:span><text:span text:style-name="T2">s</text:span><text:span text:style-name="T1"> </text:span><text:span text:style-name="T4">in thick plumes</text:span><text:span text:style-name="T1"> </text:span><text:span text:style-name="T3">from</text:span><text:span text:style-name="T1"> the </text:span><text:span text:style-name="T3">main </text:span><text:span text:style-name="T1">room </text:span><text:span text:style-name="T3">along with the quiet swish of someone sweeping.</text:span></text:p>
            </text:list-item>
          </text:list>
        </text:list-item>
        <text:list-item>
          <text:p text:style-name="P2"><text:span text:style-name="T3">Coat Room <text:s/></text:span><text:span text:style-name="T4">4x1</text:span></text:p>
          <text:list>
            <text:list-item>
              <text:p text:style-name="P2"><text:span text:style-name="T3">Opening the door to this room the musty odor of mold, </text:span><text:span text:style-name="T5">ash,</text:span><text:span text:style-name="T3"> and stale sweat hits in a wave. </text:span></text:p>
            </text:list-item>
            <text:list-item>
              <text:p text:style-name="P4">The cieling has had some water damage from the black stain in the wood there. Though as it's dried that's likely some time in the past. </text:p>
            </text:list-item>
            <text:list-item>
              <text:p text:style-name="P2"><text:span text:style-name="T3">The </text:span><text:span text:style-name="T4">long cramped </text:span><text:span text:style-name="T3">room is full of <text:s/>summer coats and robes of various sizes though many are inside heavy square hardwood lockers stacked on each other and affixed together. The doors and walls of each look reinforced with heavy metal bands.</text:span></text:p>
            </text:list-item>
            <text:list-item>
              <text:p text:style-name="P5">At the end of the room is a small charcoal heater. Though it's currently off the surface is still hot.</text:p>
            </text:list-item>
          </text:list>
        </text:list-item>
        <text:list-item>
          <text:p text:style-name="P9">Main Hallway <text:span text:style-name="T10">2xN</text:span></text:p>
          <text:list>
            <text:list-item>
              <text:p text:style-name="P7"><text:span text:style-name="T6">Lining this hallway are a set of bookshelves each with a thin copper grating protecting them. <text:s/></text:span><text:span text:style-name="T7">(Vases, vines image?)</text:span></text:p>
            </text:list-item>
            <text:list-item>
              <text:p text:style-name="P9">There's a floral scent in this area that lingers but its source is unknown.</text:p>
            </text:list-item>
            <text:list-item>
              <text:p text:style-name="P9">A number of cleavers adorn the opposite wall attached to a large chain.</text:p>
            </text:list-item>
          </text:list>
        </text:list-item>
        <text:list-item>
          <text:p text:style-name="P3"><text:span text:style-name="T8">Side Hallway </text:span><text:span text:style-name="T10">1x3</text:span><text:span text:style-name="T8"> </text:span></text:p>
          <text:list>
            <text:list-item>
              <text:p text:style-name="P3"><text:span text:style-name="T10">Seed</text:span></text:p>
              <text:list>
                <text:list-item>
                  <text:p text:style-name="P3"><text:span text:style-name="T8">Descriptor - Primary Metal: adamantine </text:span></text:p>
                </text:list-item>
                <text:list-item>
                  <text:p text:style-name="P3">Minor: Keg </text:p>
                </text:list-item>
                <text:list-item>
                  <text:p text:style-name="P3">Minor: Pouch </text:p>
                </text:list-item>
                <text:list-item>
                  <text:p text:style-name="P3">Descriptor - Magical: alchemy </text:p>
                </text:list-item>
                <text:list-item>
                  <text:p text:style-name="P3">Descriptor - Quality: average</text:p>
                </text:list-item>
              </text:list>
            </text:list-item>
            <text:list-item>
              <text:p text:style-name="P3"><text:span text:style-name="T10">There is a painting here of <text:s/>a dwarf holding a keg though laden with many pouches and standing in a distillery</text:span></text:p>
            </text:list-item>
            <text:list-item>
              <text:p text:style-name="P3"/>
            </text:list-item>
          </text:list>
        </text:list-item>
        <text:list-item>
          <text:p text:style-name="P8"><text:span text:style-name="T9">Bedroom </text:span><text:span text:style-name="T10">4x3</text:span></text:p>
          <text:list>
            <text:list-item>
              <text:p text:style-name="P8"><text:span text:style-name="T8">Minor: Markings </text:span>Minor: Belt Descriptor - Secondary Metal: horn Major: Chair Descriptor - Quality: average</text:p>
            </text:list-item>
          </text:list>
        </text:list-item>
        <text:list-item>
          <text:p text:style-name="P8"><text:span text:style-name="T10">4x9</text:span></text:p>
        </text:list-item>
        <text:list-item>
          <text:p text:style-name="P8"><text:span text:style-name="T10"/></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1in" fo:margin-top="0.1in" fo:margin-bottom="0.1in" fo:margin-left="0.1in" fo:margin-right="0.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6$Windows_x86 LibreOffice_project/f969faf-c24b504-8c77064-174276e-40b382</meta:generator>
    <dc:date>2013-07-12T23:47:28.27</dc:date>
    <meta:document-statistic meta:table-count="0" meta:image-count="0" meta:object-count="0" meta:page-count="1" meta:paragraph-count="23" meta:word-count="280" meta:character-count="1495" meta:non-whitespace-character-count="1249"/>
    <meta:user-defined meta:name="Info 1"/>
    <meta:user-defined meta:name="Info 2"/>
    <meta:user-defined meta:name="Info 3"/>
    <meta:user-defined meta:name="Info 4"/>
  </office:meta>
</office:document-meta>
</file>